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text-align="center" style:justify-single-word="false" style:page-number="auto"/>
      <style:text-properties fo:font-size="28pt" fo:font-weight="bold" officeooo:paragraph-rsid="0018c96a" style:font-size-asian="28pt" style:font-weight-asian="bold" style:font-size-complex="28pt" style:font-weight-complex="bold"/>
    </style:style>
    <style:style style:name="P2" style:family="paragraph" style:parent-style-name="Text_20_body" style:list-style-name="L1">
      <style:paragraph-properties fo:text-align="center" style:justify-single-word="false"/>
      <style:text-properties officeooo:paragraph-rsid="0018c96a"/>
    </style:style>
    <style:style style:name="P3" style:family="paragraph" style:parent-style-name="Contents_20_Heading" style:master-page-name="Index">
      <style:paragraph-properties style:page-number="1"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paragraph-rsid="00130903"/>
    </style:style>
    <style:style style:name="P7" style:family="paragraph" style:parent-style-name="Heading_20_1" style:master-page-name="Standard">
      <style:paragraph-properties style:page-number="1" fo:break-before="page"/>
    </style:style>
    <style:style style:name="P8" style:family="paragraph" style:parent-style-name="Text_20_body">
      <style:text-properties officeooo:rsid="001541da" officeooo:paragraph-rsid="001541da"/>
    </style:style>
    <style:style style:name="P9" style:family="paragraph" style:parent-style-name="Text_20_body">
      <style:text-properties officeooo:rsid="0015ce4c" officeooo:paragraph-rsid="0015ce4c"/>
    </style:style>
    <style:style style:name="P10"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1" style:family="paragraph" style:parent-style-name="Text_20_body" style:list-style-name="L2">
      <style:paragraph-properties fo:margin-left="0cm" fo:margin-right="0cm" fo:text-indent="0cm" style:auto-text-indent="false" fo:padding="0cm" fo:border="none"/>
    </style:style>
    <style:style style:name="P12" style:family="paragraph" style:parent-style-name="Text_20_body">
      <style:text-properties officeooo:rsid="001b9a96" officeooo:paragraph-rsid="001b9a96"/>
    </style:style>
    <style:style style:name="P13" style:family="paragraph" style:parent-style-name="Text_20_body">
      <style:text-properties fo:font-size="16pt" fo:font-weight="bold" officeooo:rsid="001c3310" officeooo:paragraph-rsid="001c3310" style:font-size-asian="16pt" style:font-weight-asian="bold" style:font-size-complex="16pt" style:font-weight-complex="bold"/>
    </style:style>
    <style:style style:name="P14" style:family="paragraph" style:parent-style-name="Text_20_body">
      <style:text-properties officeooo:rsid="001c3310" officeooo:paragraph-rsid="001c3310"/>
    </style:style>
    <style:style style:name="P15" style:family="paragraph" style:parent-style-name="Text_20_body">
      <style:text-properties fo:font-size="12pt" fo:font-weight="normal" officeooo:rsid="001c3310" officeooo:paragraph-rsid="001c3310" style:font-size-asian="10.5pt" style:font-weight-asian="normal" style:font-size-complex="12pt" style:font-weight-complex="normal"/>
    </style:style>
    <style:style style:name="P16" style:family="paragraph" style:parent-style-name="Text_20_body">
      <style:text-properties fo:font-size="12pt" fo:font-weight="normal" officeooo:rsid="001d7b29" officeooo:paragraph-rsid="001d7b29" style:font-size-asian="10.5pt" style:font-weight-asian="normal" style:font-size-complex="12pt" style:font-weight-complex="normal"/>
    </style:style>
    <style:style style:name="P17" style:family="paragraph" style:parent-style-name="Text_20_body" style:list-style-name="L3">
      <style:text-properties fo:font-size="12pt" fo:font-weight="normal" officeooo:rsid="001d7b29" officeooo:paragraph-rsid="001d7b29" style:font-size-asian="10.5pt" style:font-weight-asian="normal" style:font-size-complex="12pt" style:font-weight-complex="normal"/>
    </style:style>
    <style:style style:name="T1" style:family="text">
      <style:text-properties fo:font-size="21pt" style:font-size-asian="21pt" style:font-size-complex="21pt"/>
    </style:style>
    <style:style style:name="T2" style:family="text">
      <style:text-properties fo:font-size="21pt" officeooo:rsid="00134c41" style:font-size-asian="21pt" style:font-size-complex="21pt"/>
    </style:style>
    <style:style style:name="T3" style:family="text">
      <style:text-properties officeooo:rsid="001a21e5"/>
    </style:style>
    <style:style style:name="T4" style:family="text">
      <style:text-properties officeooo:rsid="001b9a96"/>
    </style:style>
    <style:style style:name="T5" style:family="text">
      <style:text-properties officeooo:rsid="001a6fc5"/>
    </style:style>
    <style:style style:name="T6"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is-legal="tru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1 Práctica Obligatoria 1</text:p>
      <text:list text:style-name="L1">
        <text:list-header>
          <text:p text:style-name="P2"><text:bookmark-start text:name="__RefHeading___Toc17_2840942111"/><text:span text:style-name="T1">David Sánchez Peso </text:span><text:span text:style-name="T2">DAM 2</text:span><text:bookmark-end text:name="__RefHeading___Toc17_2840942111"/></text:p>
        </text:list-header>
      </text:list>
      <text:table-of-content text:style-name="Sect1" text:protected="true" text:name="Sumario1">
        <text:table-of-content-source text:outline-level="10">
          <text:index-title-template text:style-name="Contents_20_Heading">I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Indice de contenidos</text:p>
          </text:index-title>
          <text:p text:style-name="P4"><text:a xlink:type="simple" xlink:href="#__RefHeading___Toc19_2840942111" text:style-name="Index_20_Link" text:visited-style-name="Index_20_Link">RESUMEN:<text:tab/>3</text:a></text:p>
          <text:p text:style-name="P5"><text:a xlink:type="simple" xlink:href="#__RefHeading___Toc240_1135688460" text:style-name="Index_20_Link" text:visited-style-name="Index_20_Link">a<text:tab/>3</text:a></text:p>
          <text:p text:style-name="P4"><text:a xlink:type="simple" xlink:href="#__RefHeading___Toc53_1135688460" text:style-name="Index_20_Link" text:visited-style-name="Index_20_Link">Público objetivo:<text:tab/>3</text:a></text:p>
          <text:p text:style-name="P4"><text:a xlink:type="simple" xlink:href="#__RefHeading___Toc55_1135688460" text:style-name="Index_20_Link" text:visited-style-name="Index_20_Link">Estructura de la compañía:<text:tab/>3</text:a></text:p>
        </text:index-body>
      </text:table-of-content>
      <text:p text:style-name="P6"/>
      <text:h text:style-name="P7" text:outline-level="1"><text:bookmark-start text:name="__RefHeading___Toc19_2840942111"/><text:span text:style-name="T3">1 </text:span>RESUMEN:<text:bookmark-end text:name="__RefHeading___Toc19_2840942111"/></text:h>
      <text:p text:style-name="P8">La empresa se llama Flornaturre ,la ubicación central esta ubicado en el poligo industrial de la Reigosa en el angar nº5 , tiene 3 locales en distinto sitios (Pontevedra,Vigo,Marin) .</text:p>
      <text:p text:style-name="P8">Se trata de una empresa dedicada a la venta de arreglos florales y a la decoracion de eventos.Esta empresa de decoracion de eventos mas grandes de galicia. Esta empresa estaria situada en el la industria de servicios</text:p>
      <text:h text:style-name="Heading_20_1" text:outline-level="1" text:is-list-header="true"><text:bookmark-start text:name="__RefHeading___Toc53_1135688460"/><text:span text:style-name="T3">2 </text:span>Público objetivo:<text:bookmark-end text:name="__RefHeading___Toc53_1135688460"/></text:h>
      <text:p text:style-name="P9">Esta empresa tendra dos grupos grandes de principales clientes:</text:p>
      <text:p text:style-name="P9">Cliente normal: Seran clientes que solo piden algun arreglo floran para ellos (Un centro funerario, centro de cementerio, ramo regalo, etc) <text:s/>a los cuales acudiran a los locales menores para encargar o comprar los arreglos menores.</text:p>
      <text:p text:style-name="P9">Cliente de evento: Estos clientes seran los que soliciten una decoracion en un evento (Boda, cumpleaños, bautizo, etc), estos clientes iran tambien a los locales menores los cuales tienen un area designada para poder acordar los eventos (pequeña reunion con el cliente para poder elaborar su servicio) y luego pasaria a la sede centrar en el poligono donde se gestionara el evento.</text:p>
      <text:p text:style-name="P9"/>
      <text:h text:style-name="Heading_20_1" text:outline-level="1"><text:bookmark-start text:name="__RefHeading___Toc55_1135688460"/><text:span text:style-name="T4">*****</text:span><text:span text:style-name="T5">3 </text:span>Estructura de la compañía:<text:bookmark-end text:name="__RefHeading___Toc55_1135688460"/></text:h>
      <text:p text:style-name="Text_20_body"/>
      <text:p text:style-name="P9">Flornature es una sociedad anónima (S.A.) con responsabilidades fiscales, registrada en el Registro Mercantil de <text:span text:style-name="T4">España</text:span> con número de identificación fiscal 12345678.</text:p>
      <text:p text:style-name="P9"/>
      <text:p text:style-name="P9">Participantes y responsabilidades fiscales</text:p>
      <text:p text:style-name="P9"/>
      <text:p text:style-name="P9">Los participantes son:</text:p>
      <text:p text:style-name="P9">Propietarios: Iniciativa, Gestión y Finanzas</text:p>
      <text:p text:style-name="P9">Presidente: <text:span text:style-name="T4">David Sánchez Peso</text:span> (hombre de negocios con experiencia en finanzas y gestión empresarial <text:span text:style-name="T4">con años de experiencia</text:span>)</text:p>
      <text:p text:style-name="P9">Vicepresidente: María Rodríguez (experta en marketing y ventas)</text:p>
      <text:p text:style-name="P9">Directora: Carlos García (<text:span text:style-name="T4">10 años </text:span>experiencia en l<text:span text:style-name="T4">a decoración de eventos</text:span>)</text:p>
      <text:p text:style-name="P9"/>
      <text:p text:style-name="P9">Responsabilidades fiscales:</text:p>
      <text:list text:style-name="L2">
        <text:list-item>
          <text:p text:style-name="P10"><text:soft-page-break/><text:span text:style-name="Strong_20_Emphasis"><text:span text:style-name="T6">Impuestos</text:span></text:span>: La empresa se inscribió en el Registro Mercantil para evitar la percepción de patrimonio personal y reducir las obligaciones fiscales.</text:p>
        </text:list-item>
        <text:list-item>
          <text:p text:style-name="P11"><text:span text:style-name="Strong_20_Emphasis"><text:span text:style-name="T6">Seguro Social</text:span></text:span>: El empresario Carlos García aseguró que la empresa está cubierta con un seguro social para proteger a sus empleados frente a lesiones laborales o enfermedades.</text:p>
        </text:list-item>
      </text:list>
      <text:p text:style-name="P12">El único representante a mas alto nivel es David Sánchez sin ningún socio u accionistas</text:p>
      <text:p text:style-name="P12">Organizacion</text:p>
      <text:p text:style-name="P12">La empresa se divide en varios sectores (montaje de evento,almacen,creacion floral,marketing,)</text:p>
      <text:p text:style-name="P12">Lideres </text:p>
      <text:h text:style-name="Heading_20_1" text:outline-level="1">4. Misión, visión y valores</text:h>
      <text:p text:style-name="Text_20_body"/>
      <text:p text:style-name="P13">Misión:</text:p>
      <text:p text:style-name="P14">El objetivo de la empresa es abarcar el mayor numero de eventos por toda la peninsula y con una calidad impecable , aumentando con mas sucursales en el futuro.</text:p>
      <text:p text:style-name="P13">Visión:</text:p>
      <text:p text:style-name="P15">La vision que tenemos sobre la empresa es un servicio de decoracion serio donde intentamos conseguir los precios mas asequibles para los clientes intentando mejorar la calidad de nuestras decoraciones en lo posible abiertos a nuevas ideas de los clientes para sus decoraciones.</text:p>
      <text:p text:style-name="P13">Valores: </text:p>
      <text:p text:style-name="P16">Los valores de Flornature son:</text:p>
      <text:list text:style-name="L3">
        <text:list-item>
          <text:p text:style-name="P17">Siempre se intentara hacer lo mejor posible cada decoración</text:p>
        </text:list-item>
        <text:list-item>
          <text:p text:style-name="P17">Experimentar con nuevas decoraciones y conjuntos</text:p>
        </text:list-item>
        <text:list-item>
          <text:p text:style-name="P17">Desperdiciar lo menos posible en cuanto a la flor por el medio ambiente</text:p>
        </text:list-item>
      </text:list>
      <text:h text:style-name="Heading_20_1" text:outline-level="1">5. Metas financieras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a21e5" officeooo:paragraph-rsid="001a21e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3"/><text:bookmark-start text:name="PageNumWizard_FOOTER_Estilo de página predeterminado3 Copia 1"/><text:page-number text:select-page="current">2</text:page-number><text:bookmark-end text:name="PageNumWizard_FOOTER_Estilo de página predeterminado3"/><text:bookmark-end text:name="PageNumWizard_FOOTER_Estilo de página predeterminado3 Copia 1"/></text:p>
      </style:footer>
    </style:master-page>
    <style:master-page style:name="First_20_Page" style:display-name="First Page" style:page-layout-name="Mpm2" draw:style-name="Mdp1" style:next-style-name="Index">
      <style:footer>
        <text:p text:style-name="MP1"><text:bookmark-start text:name="PageNumWizard_FOOTER_Primera página1"/><text:page-number text:select-page="current"/><text:bookmark-end text:name="PageNumWizard_FOOTER_Primera página1"/><text:page-number text:select-page="current"/></text:p>
      </style:footer>
    </style:master-page>
    <style:master-page style:name="Index" style:page-layout-name="Mpm3" draw:style-name="Mdp1" style:next-style-name="Standard">
      <style:footer>
        <text:p text:style-name="MP2"><text:bookmark-start text:name="PageNumWizard_FOOTER_Índice2"/><text:bookmark-start text:name="PageNumWizard_FOOTER_Índice1"/><text:page-number text:select-page="current">I</text:page-number><text:bookmark-end text:name="PageNumWizard_FOOTER_Índice2"/><text:bookmark-end text:name="PageNumWizard_FOOTER_Índic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3T12:12:52.336000000</meta:creation-date>
    <dc:title>sxePlantilla</dc:title>
    <meta:editing-duration>PT23M51S</meta:editing-duration>
    <meta:editing-cycles>3</meta:editing-cycles>
    <meta:generator>LibreOffice/24.8.0.3$Windows_X86_64 LibreOffice_project/0bdf1299c94fe897b119f97f3c613e9dca6be583</meta:generator>
    <dc:date>2024-10-07T13:40:12.548000000</dc:date>
    <meta:document-statistic meta:table-count="0" meta:image-count="0" meta:object-count="0" meta:page-count="6" meta:paragraph-count="43" meta:word-count="482" meta:character-count="3075" meta:non-whitespace-character-count="2637"/>
    <meta:template xlink:type="simple" xlink:actuate="onRequest" xlink:title="sxePlantilla" xlink:href="file:///C:/Users/dsancpeso/AppData/Roaming/LibreOffice/4/user/template/sxePlantilla.ott" meta:date="2024-10-03T12:12:52.211000000"/>
  </office:meta>
</office:document-meta>
</file>